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4C71BFFBE7D.png" manifest:media-type=""/>
  <manifest:file-entry manifest:full-path="Pictures/10000000000000E6000000C145E413B9.png" manifest:media-type=""/>
  <manifest:file-entry manifest:full-path="Pictures/10000201000002060000017831AD6DF3.png" manifest:media-type=""/>
  <manifest:file-entry manifest:full-path="Pictures/100000000000026900000050C8FF282D.png" manifest:media-type=""/>
  <manifest:file-entry manifest:full-path="Pictures/10000000000001AE000000DB81D26A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6pt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style:contextual-spacing="false"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style:contextual-spacing="false"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style:contextual-spacing="false"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contextual-spacing="false"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style:contextual-spacing="false"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style:contextual-spacing="false"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style:contextual-spacing="false"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style:contextual-spacing="false"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Lesson_20_Bullet" style:list-style-name="WW8Num1"/>
    <style:style style:name="P103" style:family="paragraph" style:parent-style-name="Normal_20_Bullet" style:list-style-name=""/>
    <style:style style:name="P104" style:family="paragraph" style:parent-style-name="Normal_20_Bullet">
      <style:text-properties fo:font-style="italic" style:font-style-asian="italic"/>
    </style:style>
    <style:style style:name="P105" style:family="paragraph" style:parent-style-name="Normal_20_Bullet" style:list-style-name="">
      <style:text-properties fo:font-style="italic" style:font-style-asian="italic"/>
    </style:style>
    <style:style style:name="P10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07" style:family="paragraph" style:parent-style-name="Normal_20_Bullet">
      <style:text-properties style:font-name="Trebuchet MS" fo:font-size="11pt" style:font-size-asian="11pt" style:font-name-complex="Arial" style:font-size-complex="11pt"/>
    </style:style>
    <style:style style:name="P108" style:family="paragraph" style:parent-style-name="Normal_20_Bullet" style:list-style-name="">
      <style:text-properties style:font-name="Trebuchet MS" fo:font-size="11pt" style:font-size-asian="11pt" style:font-name-complex="Arial" style:font-size-complex="11pt"/>
    </style:style>
    <style:style style:name="P10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1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11" style:family="paragraph" style:parent-style-name="Normal_20_Bullet" style:list-style-name="WW8Num5"/>
    <style:style style:name="P112" style:family="paragraph" style:parent-style-name="Normal_20_Bullet">
      <style:paragraph-properties fo:text-align="center" style:justify-single-word="false"/>
      <style:text-properties fo:font-variant="small-caps" fo:font-size="18pt" style:font-size-asian="18pt"/>
    </style:style>
    <style:style style:name="P113" style:family="paragraph" style:parent-style-name="Normal_20_Bullet" style:list-style-name="WW8Num10"/>
    <style:style style:name="P114" style:family="paragraph" style:parent-style-name="Normal_20_Bullet">
      <style:paragraph-properties fo:margin-left="0.25in" fo:margin-right="0in" fo:text-indent="0in" style:auto-text-indent="false"/>
    </style:style>
    <style:style style:name="P115" style:family="paragraph" style:parent-style-name="Normal_20_Bullet" style:list-style-name="">
      <style:paragraph-properties fo:margin-left="0.25in" fo:margin-right="0in" fo:line-height="150%" fo:text-indent="0in" style:auto-text-indent="false"/>
    </style:style>
    <style:style style:name="P116" style:family="paragraph" style:parent-style-name="Normal_20_Bullet">
      <style:paragraph-properties fo:margin-left="0.25in" fo:margin-right="0in" fo:text-indent="0in" style:auto-text-indent="false"/>
      <style:text-properties fo:font-style="italic" style:font-style-asian="italic"/>
    </style:style>
    <style:style style:name="P117"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18"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19"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20"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21"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22"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23" style:family="paragraph" style:parent-style-name="Normal_20_Bullet">
      <style:paragraph-properties fo:margin-left="0.5in" fo:margin-right="0in" fo:text-indent="0in" style:auto-text-indent="false"/>
    </style:style>
    <style:style style:name="P124"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7" style:family="paragraph" style:parent-style-name="Normal_20_Bullet">
      <style:paragraph-properties fo:margin-left="0.5in" fo:margin-right="0in" fo:text-indent="-0.25in" style:auto-text-indent="false"/>
    </style:style>
    <style:style style:name="P128" style:family="paragraph" style:parent-style-name="Heading_20_1">
      <style:paragraph-properties fo:text-align="center" style:justify-single-word="false"/>
    </style:style>
    <style:style style:name="P129" style:family="paragraph" style:parent-style-name="Heading_20_1" style:list-style-name="">
      <style:paragraph-properties fo:text-align="center" style:justify-single-word="false"/>
    </style:style>
    <style:style style:name="P13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1" style:family="paragraph" style:parent-style-name="Heading_20_1">
      <style:paragraph-properties fo:text-align="center" style:justify-single-word="false"/>
      <style:text-properties fo:font-size="50pt" style:font-size-asian="50pt"/>
    </style:style>
    <style:style style:name="P132" style:family="paragraph" style:parent-style-name="Heading_20_1">
      <style:text-properties fo:color="#ffffff"/>
    </style:style>
    <style:style style:name="P13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34" style:family="paragraph" style:parent-style-name="Heading_20_1">
      <style:paragraph-properties fo:break-before="page"/>
    </style:style>
    <style:style style:name="P135" style:family="paragraph" style:parent-style-name="Heading_20_1">
      <style:paragraph-properties fo:text-align="center" style:justify-single-word="false" fo:break-before="page"/>
      <style:text-properties fo:font-size="50pt" style:font-size-asian="50pt"/>
    </style:style>
    <style:style style:name="P13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7"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8"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0"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1"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text-properties officeooo:rsid="0011e2e3"/>
    </style:style>
    <style:style style:name="T3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3"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49">cloud</text:p>
          </table:table-cell>
          <table:table-cell table:style-name="Table1.B12" office:value-type="string">
            <text:p text:style-name="P50">position</text:p>
          </table:table-cell>
          <table:table-cell table:style-name="Table1.C12" office:value-type="string">
            <text:p text:style-name="P51">x-coordinate</text:p>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8728617255501815744" text:style-name="WW8Num10">
        <text:list-header>
          <text:p text:style-name="Normal_20_Bullet"/>
          <text:p text:style-name="P114"/>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631124652" text:continue-numbering="true" text:style-name="WW8Num10">
        <text:list-header>
          <text:p text:style-name="P117"/>
        </text:list-header>
      </text:list>
      <text:list xml:id="list6342603840512808062" text:style-name="WW8Num2">
        <text:list-header>
          <text:p text:style-name="P118">The player is a _____________________________________.</text:p>
        </text:list-header>
      </text:list>
      <text:list xml:id="list1534322151" text:continue-list="list1631124652" text:style-name="WW8Num10">
        <text:list-header>
          <text:p text:style-name="Normal_20_Bullet"><text:line-break/>The player moves only up and down.</text:p>
        </text:list-header>
      </text:list>
      <text:h text:style-name="Heading_20_1" text:outline-level="1" text:is-list-header="true">The Target<text:tab/></text:h>
      <text:list xml:id="list219808623" text:continue-numbering="true" text:style-name="WW8Num10">
        <text:list-header>
          <text:p text:style-name="P117">Your player GAINS points when they hit the target.</text:p>
        </text:list-header>
      </text:list>
      <text:list xml:id="list5940140713232910961" text:style-name="WW8Num8">
        <text:list-header>
          <text:p text:style-name="P119">The Target is a _____________________________________.</text:p>
        </text:list-header>
      </text:list>
      <text:p text:style-name="P115">The Target moves only to the left and right.</text:p>
      <text:h text:style-name="Heading_20_1" text:outline-level="1" text:is-list-header="true">The Danger<text:tab/></text:h>
      <text:list xml:id="list502703863" text:continue-list="list219808623" text:style-name="WW8Num10">
        <text:list-header>
          <text:p text:style-name="P117">Your player LOSES points when they hit the danger.</text:p>
        </text:list-header>
      </text:list>
      <text:list xml:id="list8922416098220924287" text:style-name="WW8Num4">
        <text:list-header>
          <text:p text:style-name="P120">The Danger is a ____________________________________.</text:p>
          <text:p text:style-name="P121">The Danger moves only to the left and right.</text:p>
        </text:list-header>
      </text:list>
      <text:p text:style-name="P122">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35" text:outline-level="1" text:is-list-header="true">Lesson 2</text:h>
      <text:p text:style-name="P47">(draw Circles of Evaluation here if you need extra scratch paper)</text:p>
      <text:h text:style-name="P134"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35"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34"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35"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05"/>
      <text:p text:style-name="P106">Word Problem: rocket-height</text:p>
      <text:p text:style-name="P10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594208085" text:continue-list="list502703863"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907375987"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837886104" text:continue-numbering="true" text:style-name="WW8Num10">
        <text:list-header>
          <text:p text:style-name="P116"/>
        </text:list-header>
      </text:list>
      <text:p text:style-name="P106">Word Problem: red-square</text:p>
      <text:p text:style-name="P103"><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1152526491"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61288239" text:continue-numbering="true" text:style-name="WW8Num10">
        <text:list-header>
          <text:p text:style-name="P104"/>
        </text:list-header>
      </text:list>
      <text:p text:style-name="P106">Word Problem: yard-area</text:p>
      <text:p text:style-name="P103"><text:span text:style-name="T1">Use the Design Recipe to write a function </text:span><text:span text:style-name="T14">yard-area</text:span><text:span text:style-name="T1">, which takes in the width and length of a yard, and returns the area of the yard. <text:line-break/></text:span></text:p>
      <text:p text:style-name="P105"><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127781590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35"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1266444856" text:continue-numbering="true" text:style-name="WW8Num10">
        <text:list-header>
          <text:p text:style-name="P104"/>
        </text:list-header>
      </text:list>
      <text:p text:style-name="P106">Word Problem: update-danger</text:p>
      <text:p text:style-name="P103"><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279319317" text:continue-numbering="true" text:style-name="WW8Num10">
        <text:list-header>
          <text:p text:style-name="P107"/>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76453699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1029698520" text:continue-numbering="true" text:style-name="WW8Num10">
        <text:list-header>
          <text:p text:style-name="P104"/>
        </text:list-header>
      </text:list>
      <text:p text:style-name="P106">Word Problem: update-target</text:p>
      <text:p text:style-name="P106"/>
      <text:p text:style-name="P103"><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570848056"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35" text:outline-level="1" text:is-list-header="true">Lesson 6</text:h>
      <text:p text:style-name="Standard"/>
      <text:h text:style-name="P129" text:outline-level="1">Protecting Sam</text:h>
      <text:list xml:id="list2077854563" text:continue-numbering="true" text:style-name="WW8Num10">
        <text:list-header>
          <text:p text:style-name="P123"/>
        </text:list-header>
      </text:list>
      <text:list xml:id="list8687353381351595519" text:style-name="WW8Num5">
        <text:list-header>
          <text:p text:style-name="P111">Sam is in a 640 x 480 yard. <text:s text:c="2"/>How far he can go to the left and right before he's out of sight?</text:p>
        </text:list-header>
      </text:list>
      <text:p text:style-name="P103"/>
      <text:p text:style-name="P103"/>
      <text:list xml:id="list2121106416" text:continue-numbering="true" text:style-name="WW8Num5">
        <text:list-item>
          <text:p text:style-name="P111">A piece of Sam is still visible<text:tab/>on the left as long as...<text:tab/><text:tab/><text:span text:style-name="T17">(&gt; <text:s/>x <text:s text:c="3"/>-50)</text:span></text:p>
        </text:list-item>
      </text:list>
      <text:list xml:id="list1058043454" text:continue-list="list2077854563" text:style-name="WW8Num10">
        <text:list-header>
          <text:p text:style-name="P127"/>
          <text:p text:style-name="P127"/>
        </text:list-header>
      </text:list>
      <text:list xml:id="list1222784160" text:continue-list="list2121106416" text:style-name="WW8Num5">
        <text:list-item>
          <text:p text:style-name="P111">A piece of Sam is still visible on the right as long as...<text:tab/><text:tab/>___________________</text:p>
        </text:list-item>
      </text:list>
      <text:p text:style-name="P103"/>
      <text:p text:style-name="P103"/>
      <text:list xml:id="list1913408919" text:continue-numbering="true" text:style-name="WW8Num5">
        <text:list-item>
          <text:p text:style-name="P111">Draw the Circle of Evaluation for these two expressions in the circles below:</text:p>
        </text:list-item>
      </text:list>
      <text:list xml:id="list2094621397" text:continue-list="list1058043454" text:style-name="WW8Num10">
        <text:list-header>
          <text:p text:style-name="Normal_20_Bullet"/>
        </text:list-header>
      </text:list>
      <text:p text:style-name="P103"><draw:ellipse text:anchor-type="paragraph" draw:z-index="8" draw:style-name="gr1" draw:text-style-name="P142" svg:width="2.8189in" svg:height="2.8386in" svg:x="0.4264in" svg:y="0.1008in"><text:p/></draw:ellipse></text:p>
      <text:p text:style-name="P103"/>
      <text:p text:style-name="P103"/>
      <text:p text:style-name="P103"/>
      <text:p text:style-name="P103"/>
      <text:p text:style-name="P103"/>
      <text:list xml:id="list453444050" text:continue-list="list1913408919" text:style-name="WW8Num5">
        <text:list-header>
          <text:p text:style-name="P111"/>
        </text:list-header>
      </text:list>
      <text:list xml:id="list1613218736" text:continue-list="list2094621397" text:style-name="WW8Num10">
        <text:list-header>
          <text:p text:style-name="P123"/>
          <text:p text:style-name="P123"/>
        </text:list-header>
      </text:list>
      <text:list xml:id="list1237302519" text:continue-list="list453444050" text:style-name="WW8Num5">
        <text:list-header>
          <text:p text:style-name="P111"><text:line-break/><text:line-break/><text:line-break/></text:p>
        </text:list-header>
      </text:list>
      <text:p text:style-name="P103"><draw:ellipse text:anchor-type="paragraph" draw:z-index="7" draw:style-name="gr1" draw:text-style-name="P142" svg:width="2.8189in" svg:height="2.8386in" svg:x="3.7752in" svg:y="0.0965in"><text:p/></draw:ellipse></text:p>
      <text:p text:style-name="P103"/>
      <text:p text:style-name="P103"/>
      <text:p text:style-name="P103"/>
      <text:p text:style-name="P103"/>
      <text:p text:style-name="P103"/>
      <text:p text:style-name="P103"/>
      <text:list xml:id="list1110332874" text:continue-list="list1613218736" text:style-name="WW8Num10">
        <text:list-header>
          <text:p text:style-name="P112"/>
        </text:list-header>
      </text:list>
      <text:p text:style-name="P43"><text:line-break/><text:line-break/><text:line-break/></text:p>
      <text:p text:style-name="P43"/>
      <text:p text:style-name="P76">Design Recipe</text:p>
      <text:list xml:id="list1730254477" text:continue-numbering="true" text:style-name="WW8Num10">
        <text:list-header>
          <text:p text:style-name="P104"/>
        </text:list-header>
      </text:list>
      <text:p text:style-name="P106">Word Problem: safe-left?</text:p>
      <text:p text:style-name="P106"/>
      <text:p text:style-name="P103"><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16198085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8" text:outline-level="1" text:is-list-header="true">…and the computer does this</text:h>
      <text:h text:style-name="P130" text:outline-level="1" text:is-list-header="true"><text:soft-page-break/>Design Recipe</text:h>
      <text:list xml:id="list46977302" text:continue-numbering="true" text:style-name="WW8Num10">
        <text:list-header>
          <text:p text:style-name="P104"/>
        </text:list-header>
      </text:list>
      <text:p text:style-name="P106">Word Problem: safe-right?</text:p>
      <text:p text:style-name="P106"/>
      <text:p text:style-name="P103"><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27206620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40" text:outline-level="1" text:is-list-header="true">…and the computer does this</text:h>
      <text:h text:style-name="P128" text:outline-level="1" text:is-list-header="true"><text:soft-page-break/>and / or</text:h>
      <text:p text:style-name="Standard"/>
      <text:p text:style-name="P17">Write the Circles of Evaluation for these statements, and then convert them to Racket</text:p>
      <text:list xml:id="list2678437263292075964" text:style-name="WW8Num1">
        <text:list-item>
          <text:list>
            <text:list-item>
              <text:p text:style-name="P102">Two is less than five, <text:span text:style-name="T4">and</text:span> zero is equal to six.</text:p>
            </text:list-item>
          </text:list>
        </text:list-item>
      </text:list>
      <text:p text:style-name="P16"/>
      <text:p text:style-name="P16"><draw:ellipse text:anchor-type="paragraph" draw:z-index="6" draw:style-name="gr1" draw:text-style-name="P142"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68085106" text:continue-numbering="true" text:style-name="WW8Num1">
        <text:list-item>
          <text:list>
            <text:list-item>
              <text:p text:style-name="P102">Two is less than four <text:span text:style-name="T4">or</text:span> four is equal to six.</text:p>
            </text:list-item>
          </text:list>
        </text:list-item>
      </text:list>
      <text:p text:style-name="P16"><draw:ellipse text:anchor-type="paragraph" draw:z-index="0" draw:style-name="gr1" draw:text-style-name="P142"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30" text:outline-level="1" text:is-list-header="true"><text:soft-page-break/>Design Recipe</text:h>
      <text:list xml:id="list929713656" text:continue-list="list1272066207" text:style-name="WW8Num10">
        <text:list-header>
          <text:p text:style-name="P104"/>
        </text:list-header>
      </text:list>
      <text:p text:style-name="P106">Word Problem: onscreen?</text:p>
      <text:p text:style-name="P106"/>
      <text:p text:style-name="P103"><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45745076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9" text:outline-level="1" text:is-list-header="true">…and the computer does this</text:h>
      <text:h text:style-name="P135"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6" text:outline-level="1" text:is-list-header="true">Design Recipe</text:h>
      <text:list xml:id="list234550616" text:continue-numbering="true" text:style-name="WW8Num10">
        <text:list-header>
          <text:p text:style-name="P109"/>
        </text:list-header>
      </text:list>
      <text:p text:style-name="P110">Word Problem: cost</text:p>
      <text:p text:style-name="P110"/>
      <text:p text:style-name="P108"><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31076080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36" text:outline-level="1" text:is-list-header="true">Design Recipe</text:h>
      <text:list xml:id="list920715979" text:continue-numbering="true" text:style-name="WW8Num10">
        <text:list-header>
          <text:p text:style-name="P109"/>
        </text:list-header>
      </text:list>
      <text:p text:style-name="P110">Word Problem: update-player</text:p>
      <text:p text:style-name="P110"/>
      <text:p text:style-name="P108"><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703151760"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911468799" text:continue-numbering="true" text:style-name="WW8Num10">
        <text:list-header>
          <text:p text:style-name="P114"/>
        </text:list-header>
      </text:list>
      <text:h text:style-name="P131"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6" text:outline-level="1" text:is-list-header="true">Design Recipe</text:h>
      <text:list xml:id="list904620084" text:continue-numbering="true" text:style-name="WW8Num10">
        <text:list-header>
          <text:p text:style-name="P109"/>
        </text:list-header>
      </text:list>
      <text:p text:style-name="P110">Word Problem: line-length</text:p>
      <text:p text:style-name="P110"/>
      <text:p text:style-name="P10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762384017" text:continue-numbering="true" text:style-name="WW8Num10">
        <text:list-header>
          <text:p text:style-name="P113">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41"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text:span text:style-name="T33">0</text:span>, 0) and (<text:span text:style-name="T33">4</text:span>, 3) is given by:</text:p>
      <text:p text:style-name="P45"/>
      <text:p text:style-name="P45"><draw:frame draw:style-name="fr4" draw:name="graphics2" text:anchor-type="paragraph" svg:width="4.7827in" svg:height="0.6201in" draw:z-index="13"><draw:image xlink:href="Pictures/100000000000026900000050C8FF282D.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2" draw:style-name="gr2" draw:text-style-name="P142" svg:width="5.7331in" svg:height="3.7413in" svg:x="0.5146in" svg:y="0.1484in"><text:p/></draw:ellipse></text:p>
      <text:p text:style-name="Standard"/>
      <text:p text:style-name="Standard"/>
      <text:p text:style-name="Standard"><draw:ellipse text:anchor-type="paragraph" draw:z-index="11" draw:style-name="gr2" draw:text-style-name="P142"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9"><draw:image xlink:href="Pictures/10000000000000E6000000C145E413B9.png" xlink:type="simple" xlink:show="embed" xlink:actuate="onLoad"/></draw:frame></text:p>
      <text:p text:style-name="Standard"/>
      <text:p text:style-name="Standard"><draw:ellipse text:anchor-type="paragraph" draw:z-index="10" draw:style-name="gr2" draw:text-style-name="P142" svg:width="1.5161in" svg:height="1.2752in" svg:x="3.7555in" svg:y="0.2465in"><text:p/></draw:ellips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30" text:outline-level="1" text:is-list-header="true"><text:soft-page-break/>Design Recipe</text:h>
      <text:list xml:id="list2143083637"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060328917"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978174555"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text:soft-page-break/>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1041797442"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904803045"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text:soft-page-break/></text:p>
      <text:p text:style-name="P36"><text:tab/>________________________________________________)</text:p>
      <text:h text:style-name="P135"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36" text:outline-level="1" text:is-list-header="true">Design Recipe</text:h>
      <text:p text:style-name="P110"/>
      <text:p text:style-name="P110">Word Problem: red-shape</text:p>
      <text:p text:style-name="P110"/>
      <text:p text:style-name="P10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32" text:outline-level="1">Definition</text:h>
      <text:list xml:id="list542442250"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37"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36" text:outline-level="1" text:is-list-header="true">Design Recipe</text:h>
      <text:list xml:id="list608183577" text:continue-numbering="true" text:style-name="WW8Num10">
        <text:list-header>
          <text:p text:style-name="P100"/>
        </text:list-header>
      </text:list>
      <text:p text:style-name="P124">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716071908"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36" text:outline-level="1" text:is-list-header="true">Design Recipe</text:h>
      <text:list xml:id="list1164547888" text:continue-numbering="true" text:style-name="WW8Num10">
        <text:list-header>
          <text:p text:style-name="P100"/>
        </text:list-header>
      </text:list>
      <text:p text:style-name="P125">Word Problem</text:p>
      <text:p text:style-name="P125"/>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39764200"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36" text:outline-level="1" text:is-list-header="true">Design Recipe</text:h>
      <text:list xml:id="list886956970"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251170305"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36" text:outline-level="1" text:is-list-header="true">Design Recipe</text:h>
      <text:list xml:id="list108814053" text:continue-numbering="true" text:style-name="WW8Num10">
        <text:list-header>
          <text:p text:style-name="P100"/>
        </text:list-header>
      </text:list>
      <text:p text:style-name="P126">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178574516"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07-25T10:03:44</dc:date>
    <meta:print-date>2011-03-16T19:29:39</meta:print-date>
    <meta:editing-cycles>197</meta:editing-cycles>
    <meta:editing-duration>P16DT1H4M42S</meta:editing-duration>
    <meta:generator>LibreOffice/4.0.4.2$MacOSX_x86 LibreOffice_project/9e9821abd0ffdbc09cd8c52eaa574fa09eb08f2</meta:generator>
    <meta:document-statistic meta:table-count="10" meta:image-count="7" meta:object-count="0" meta:page-count="50" meta:paragraph-count="647" meta:word-count="3219" meta:character-count="26113" meta:non-whitespace-character-count="21518"/>
  </office:meta>
</office:document-meta>
</file>